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6400000318D3D69A13C738434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59cm" svg:height="27.94cm" svg:x="0cm" svg:y="0cm">
          <draw:image xlink:href="Pictures/100000000000026400000318D3D69A13C738434C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43.18cm" svg:height="55.855cm" svg:x="-10.795cm" svg:y="-13.957cm">
          <draw:image xlink:href="Pictures/100000000000026400000318D3D69A13C738434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5T13:54:56.817263086</meta:creation-date>
    <dc:date>2016-05-15T14:05:24.077831207</dc:date>
    <meta:editing-duration>PT10M27S</meta:editing-duration>
    <meta:editing-cycles>1</meta:editing-cycles>
    <meta:document-statistic meta:object-count="2"/>
    <meta:generator>LibreOffice/5.1.1.1$Linux_X86_64 LibreOffice_project/c43cb650e9c145b181321ea547d38296db70f36e</meta:generator>
  </office:meta>
</office:document-meta>
</file>